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4.249cm" style:rel-column-width="16380*"/>
    </style:style>
    <style:style style:name="Tabelle2.B" style:family="table-column">
      <style:table-column-properties style:column-width="5.045cm" style:rel-column-width="19446*"/>
    </style:style>
    <style:style style:name="Tabelle2.C" style:family="table-column">
      <style:table-column-properties style:column-width="3.455cm" style:rel-column-width="13320*"/>
    </style:style>
    <style:style style:name="Tabelle2.D" style:family="table-column">
      <style:table-column-properties style:column-width="4.251cm" style:rel-column-width="16389*"/>
    </style:style>
    <style:style style:name="Tabel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b2b2b2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9.504cm" table:align="left" style:writing-mode="lr-tb"/>
    </style:style>
    <style:style style:name="Tabelle11.A" style:family="table-column">
      <style:table-column-properties style:column-width="3.81cm"/>
    </style:style>
    <style:style style:name="Tabelle11.B" style:family="table-column">
      <style:table-column-properties style:column-width="4.001cm"/>
    </style:style>
    <style:style style:name="Tabelle11.C" style:family="table-column">
      <style:table-column-properties style:column-width="1.693cm"/>
    </style:style>
    <style:style style:name="Tabelle1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C1" style:family="table-cell">
      <style:table-cell-properties fo:background-color="#b2b2b2" fo:padding="0.097cm" fo:border="0.05pt solid #000000">
        <style:background-image/>
      </style:table-cell-properties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none" fo:border-top="none" fo:border-bottom="0.05pt solid #000000"/>
    </style:style>
    <style:style style:name="Tabel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 style:writing-mode="lr-tb"/>
    </style:style>
    <style:style style:name="Tabelle7.A" style:family="table-column">
      <style:table-column-properties style:column-width="1.397cm" style:rel-column-width="5385*"/>
    </style:style>
    <style:style style:name="Tabelle7.B" style:family="table-column">
      <style:table-column-properties style:column-width="3.493cm" style:rel-column-width="13463*"/>
    </style:style>
    <style:style style:name="Tabelle7.C" style:family="table-column">
      <style:table-column-properties style:column-width="4.403cm" style:rel-column-width="16971*"/>
    </style:style>
    <style:style style:name="Tabelle7.D" style:family="table-column">
      <style:table-column-properties style:column-width="2.709cm" style:rel-column-width="10444*"/>
    </style:style>
    <style:style style:name="Tabelle7.E" style:family="table-column">
      <style:table-column-properties style:column-width="4.999cm" style:rel-column-width="19272*"/>
    </style:style>
    <style:style style:name="Tabelle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E1" style:family="table-cell">
      <style:table-cell-properties fo:background-color="#b2b2b2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none" fo:border-top="none" fo:border-bottom="0.05pt solid #000000"/>
    </style:style>
    <style:style style:name="Tabel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 style:writing-mode="lr-tb"/>
    </style:style>
    <style:style style:name="Tabelle8.A" style:family="table-column">
      <style:table-column-properties style:column-width="4.695cm" style:rel-column-width="18100*"/>
    </style:style>
    <style:style style:name="Tabelle8.B" style:family="table-column">
      <style:table-column-properties style:column-width="4.907cm" style:rel-column-width="18916*"/>
    </style:style>
    <style:style style:name="Tabelle8.C" style:family="table-column">
      <style:table-column-properties style:column-width="3.194cm" style:rel-column-width="12314*"/>
    </style:style>
    <style:style style:name="Tabelle8.D" style:family="table-column">
      <style:table-column-properties style:column-width="2cm" style:rel-column-width="7710*"/>
    </style:style>
    <style:style style:name="Tabelle8.E" style:family="table-column">
      <style:table-column-properties style:column-width="2.203cm" style:rel-column-width="8495*"/>
    </style:style>
    <style:style style:name="Tabelle8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b2b2b2" fo:padding="0.097cm" fo:border="0.05pt solid #000000">
        <style:background-image/>
      </style:table-cell-properties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none" fo:border-top="none" fo:border-bottom="0.05pt solid #000000"/>
    </style:style>
    <style:style style:name="Tabelle8.D2" style:family="table-cell">
      <style:table-cell-properties fo:padding="0.097cm" fo:border-left="0.05pt solid #000000" fo:border-right="none" fo:border-top="none" fo:border-bottom="0.05pt solid #000000"/>
    </style:style>
    <style:style style:name="Tabel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3" style:family="table-cell">
      <style:table-cell-properties fo:padding="0.097cm" fo:border-left="0.05pt solid #000000" fo:border-right="none" fo:border-top="none" fo:border-bottom="0.05pt solid #000000"/>
    </style:style>
    <style:style style:name="Tabelle8.B3" style:family="table-cell">
      <style:table-cell-properties fo:padding="0.097cm" fo:border-left="0.05pt solid #000000" fo:border-right="none" fo:border-top="none" fo:border-bottom="0.05pt solid #000000"/>
    </style:style>
    <style:style style:name="Tabelle8.C3" style:family="table-cell">
      <style:table-cell-properties fo:padding="0.097cm" fo:border-left="0.05pt solid #000000" fo:border-right="none" fo:border-top="none" fo:border-bottom="0.05pt solid #000000"/>
    </style:style>
    <style:style style:name="Tabelle8.D3" style:family="table-cell">
      <style:table-cell-properties fo:padding="0.097cm" fo:border-left="0.05pt solid #000000" fo:border-right="none" fo:border-top="none" fo:border-bottom="0.05pt solid #000000"/>
    </style:style>
    <style:style style:name="Tabel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 style:writing-mode="lr-tb"/>
    </style:style>
    <style:style style:name="Tabelle9.A" style:family="table-column">
      <style:table-column-properties style:column-width="7.705cm" style:rel-column-width="29700*"/>
    </style:style>
    <style:style style:name="Tabelle9.B" style:family="table-column">
      <style:table-column-properties style:column-width="0.982cm" style:rel-column-width="3787*"/>
    </style:style>
    <style:style style:name="Tabelle9.C" style:family="table-column">
      <style:table-column-properties style:column-width="8.313cm" style:rel-column-width="32048*"/>
    </style:style>
    <style:style style:name="Tabelle9.A1" style:family="table-cell">
      <style:table-cell-properties fo:padding="0cm" fo:border="none"/>
    </style:style>
    <style:style style:name="Tabelle10" style:family="table">
      <style:table-properties style:width="8.297cm" table:align="left" style:writing-mode="lr-tb"/>
    </style:style>
    <style:style style:name="Tabelle10.A" style:family="table-column">
      <style:table-column-properties style:column-width="3.704cm"/>
    </style:style>
    <style:style style:name="Tabelle10.B" style:family="table-column">
      <style:table-column-properties style:column-width="3.196cm"/>
    </style:style>
    <style:style style:name="Tabelle10.C" style:family="table-column">
      <style:table-column-properties style:column-width="1.397cm"/>
    </style:style>
    <style:style style:name="Tabelle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0.C1" style:family="table-cell">
      <style:table-cell-properties fo:background-color="#cccccc" fo:padding="0.097cm" fo:border="0.05pt solid #000000">
        <style:background-image/>
      </style:table-cell-properties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3" style:family="table-cell">
      <style:table-cell-properties fo:padding="0.097cm" fo:border-left="0.05pt solid #000000" fo:border-right="none" fo:border-top="none" fo:border-bottom="0.05pt solid #000000"/>
    </style:style>
    <style:style style:name="Tabelle10.B3" style:family="table-cell">
      <style:table-cell-properties fo:padding="0.097cm" fo:border-left="0.05pt solid #000000" fo:border-right="none" fo:border-top="none" fo:border-bottom="0.05pt solid #000000"/>
    </style:style>
    <style:style style:name="Tabel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4" style:family="table-cell">
      <style:table-cell-properties fo:padding="0.097cm" fo:border-left="0.05pt solid #000000" fo:border-right="none" fo:border-top="none" fo:border-bottom="0.05pt solid #000000"/>
    </style:style>
    <style:style style:name="Tabelle10.B4" style:family="table-cell">
      <style:table-cell-properties fo:padding="0.097cm" fo:border-left="0.05pt solid #000000" fo:border-right="none" fo:border-top="none" fo:border-bottom="0.05pt solid #000000"/>
    </style:style>
    <style:style style:name="Tabel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8.297cm" table:align="left" style:writing-mode="lr-tb"/>
    </style:style>
    <style:style style:name="Tabelle10.A" style:family="table-column">
      <style:table-column-properties style:column-width="3.704cm"/>
    </style:style>
    <style:style style:name="Tabelle10.B" style:family="table-column">
      <style:table-column-properties style:column-width="3.196cm"/>
    </style:style>
    <style:style style:name="Tabelle10.C" style:family="table-column">
      <style:table-column-properties style:column-width="1.397cm"/>
    </style:style>
    <style:style style:name="Tabelle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0.C1" style:family="table-cell">
      <style:table-cell-properties fo:background-color="#cccccc" fo:padding="0.097cm" fo:border="0.05pt solid #000000">
        <style:background-image/>
      </style:table-cell-properties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3" style:family="table-cell">
      <style:table-cell-properties fo:padding="0.097cm" fo:border-left="0.05pt solid #000000" fo:border-right="none" fo:border-top="none" fo:border-bottom="0.05pt solid #000000"/>
    </style:style>
    <style:style style:name="Tabelle10.B3" style:family="table-cell">
      <style:table-cell-properties fo:padding="0.097cm" fo:border-left="0.05pt solid #000000" fo:border-right="none" fo:border-top="none" fo:border-bottom="0.05pt solid #000000"/>
    </style:style>
    <style:style style:name="Tabel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4" style:family="table-cell">
      <style:table-cell-properties fo:padding="0.097cm" fo:border-left="0.05pt solid #000000" fo:border-right="none" fo:border-top="none" fo:border-bottom="0.05pt solid #000000"/>
    </style:style>
    <style:style style:name="Tabelle10.B4" style:family="table-cell">
      <style:table-cell-properties fo:padding="0.097cm" fo:border-left="0.05pt solid #000000" fo:border-right="none" fo:border-top="none" fo:border-bottom="0.05pt solid #000000"/>
    </style:style>
    <style:style style:name="Tabel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1.397cm" style:rel-column-width="5385*"/>
    </style:style>
    <style:style style:name="Tabelle4.B" style:family="table-column">
      <style:table-column-properties style:column-width="3.493cm" style:rel-column-width="13463*"/>
    </style:style>
    <style:style style:name="Tabelle4.C" style:family="table-column">
      <style:table-column-properties style:column-width="4.403cm" style:rel-column-width="16971*"/>
    </style:style>
    <style:style style:name="Tabelle4.D" style:family="table-column">
      <style:table-column-properties style:column-width="2.709cm" style:rel-column-width="10444*"/>
    </style:style>
    <style:style style:name="Tabelle4.E" style:family="table-column">
      <style:table-column-properties style:column-width="4.999cm" style:rel-column-width="19272*"/>
    </style:style>
    <style:style style:name="Tabel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E1" style:family="table-cell">
      <style:table-cell-properties fo:background-color="#b2b2b2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none" fo:border-top="none" fo:border-bottom="0.05pt solid #000000"/>
    </style:style>
    <style:style style:name="Tabelle4.D3" style:family="table-cell">
      <style:table-cell-properties fo:padding="0.097cm" fo:border-left="0.05pt solid #000000" fo:border-right="none" fo:border-top="none" fo:border-bottom="0.05pt solid #000000"/>
    </style:style>
    <style:style style:name="Tabel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 style:writing-mode="lr-tb"/>
    </style:style>
    <style:style style:name="Tabelle5.A" style:family="table-column">
      <style:table-column-properties style:column-width="4.695cm" style:rel-column-width="18100*"/>
    </style:style>
    <style:style style:name="Tabelle5.B" style:family="table-column">
      <style:table-column-properties style:column-width="4.907cm" style:rel-column-width="18916*"/>
    </style:style>
    <style:style style:name="Tabelle5.C" style:family="table-column">
      <style:table-column-properties style:column-width="3.194cm" style:rel-column-width="12314*"/>
    </style:style>
    <style:style style:name="Tabelle5.D" style:family="table-column">
      <style:table-column-properties style:column-width="2cm" style:rel-column-width="7710*"/>
    </style:style>
    <style:style style:name="Tabelle5.E" style:family="table-column">
      <style:table-column-properties style:column-width="2.203cm" style:rel-column-width="8495*"/>
    </style:style>
    <style:style style:name="Tabelle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E1" style:family="table-cell">
      <style:table-cell-properties fo:background-color="#b2b2b2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7.493cm" table:align="left" style:writing-mode="lr-tb"/>
    </style:style>
    <style:style style:name="Tabelle6.A" style:family="table-column">
      <style:table-column-properties style:column-width="2.096cm"/>
    </style:style>
    <style:style style:name="Tabelle6.B" style:family="table-column">
      <style:table-column-properties style:column-width="3.408cm"/>
    </style:style>
    <style:style style:name="Tabelle6.C" style:family="table-column">
      <style:table-column-properties style:column-width="1.99cm"/>
    </style:style>
    <style:style style:name="Tabelle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C1" style:family="table-cell">
      <style:table-cell-properties fo:background-color="#b2b2b2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B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1.799cm" style:rel-column-width="6935*"/>
    </style:style>
    <style:style style:name="Tabelle3.B" style:family="table-column">
      <style:table-column-properties style:column-width="4.297cm" style:rel-column-width="16563*"/>
    </style:style>
    <style:style style:name="Tabelle3.C" style:family="table-column">
      <style:table-column-properties style:column-width="3.408cm" style:rel-column-width="13136*"/>
    </style:style>
    <style:style style:name="Tabelle3.D" style:family="table-column">
      <style:table-column-properties style:column-width="3.196cm" style:rel-column-width="12320*"/>
    </style:style>
    <style:style style:name="Tabelle3.E" style:family="table-column">
      <style:table-column-properties style:column-width="2.15cm" style:rel-column-width="8288*"/>
    </style:style>
    <style:style style:name="Tabelle3.F" style:family="table-column">
      <style:table-column-properties style:column-width="2.152cm" style:rel-column-width="8293*"/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none" fo:border-top="none" fo:border-bottom="0.05pt solid #000000"/>
    </style:style>
    <style:style style:name="Tabel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none" fo:border-top="none" fo:border-bottom="0.05pt solid #000000"/>
    </style:style>
    <style:style style:name="Tabel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none" fo:border-top="none" fo:border-bottom="0.05pt solid #000000"/>
    </style:style>
    <style:style style:name="Tabelle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none" fo:border-top="none" fo:border-bottom="0.05pt solid #000000"/>
    </style:style>
    <style:style style:name="Tabel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none" fo:border-top="none" fo:border-bottom="0.05pt solid #000000"/>
    </style:style>
    <style:style style:name="Tabelle3.E6" style:family="table-cell">
      <style:table-cell-properties fo:padding="0.097cm" fo:border-left="0.05pt solid #000000" fo:border-right="none" fo:border-top="none" fo:border-bottom="0.05pt solid #000000"/>
    </style:style>
    <style:style style:name="Tabelle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none" fo:border-top="none" fo:border-bottom="0.05pt solid #000000"/>
    </style:style>
    <style:style style:name="Tabelle3.E7" style:family="table-cell">
      <style:table-cell-properties fo:padding="0.097cm" fo:border-left="0.05pt solid #000000" fo:border-right="none" fo:border-top="none" fo:border-bottom="0.05pt solid #000000"/>
    </style:style>
    <style:style style:name="Tabelle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none" fo:border-top="none" fo:border-bottom="0.05pt solid #000000"/>
    </style:style>
    <style:style style:name="Tabelle3.E8" style:family="table-cell">
      <style:table-cell-properties fo:padding="0.097cm" fo:border-left="0.05pt solid #000000" fo:border-right="none" fo:border-top="none" fo:border-bottom="0.05pt solid #000000"/>
    </style:style>
    <style:style style:name="Tabelle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3.102cm" table:align="left" style:writing-mode="lr-tb"/>
    </style:style>
    <style:style style:name="Tabelle12.A" style:family="table-column">
      <style:table-column-properties style:column-width="1.395cm"/>
    </style:style>
    <style:style style:name="Tabelle12.B" style:family="table-column">
      <style:table-column-properties style:column-width="2.415cm"/>
    </style:style>
    <style:style style:name="Tabelle12.C" style:family="table-column">
      <style:table-column-properties style:column-width="3.598cm"/>
    </style:style>
    <style:style style:name="Tabelle12.D" style:family="table-column">
      <style:table-column-properties style:column-width="5.694cm"/>
    </style:style>
    <style:style style:name="Tabelle1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D1" style:family="table-cell">
      <style:table-cell-properties fo:background-color="#b2b2b2" fo:padding="0.097cm" fo:border="0.05pt solid #000000">
        <style:background-image/>
      </style:table-cell-properties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none" fo:border-top="none" fo:border-bottom="0.05pt solid #000000"/>
    </style:style>
    <style:style style:name="Tabelle12.C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2.594cm" table:align="left" style:writing-mode="lr-tb"/>
    </style:style>
    <style:style style:name="Tabelle13.A" style:family="table-column">
      <style:table-column-properties style:column-width="1.799cm"/>
    </style:style>
    <style:style style:name="Tabelle13.B" style:family="table-column">
      <style:table-column-properties style:column-width="2.498cm"/>
    </style:style>
    <style:style style:name="Tabelle13.C" style:family="table-column">
      <style:table-column-properties style:column-width="2.307cm"/>
    </style:style>
    <style:style style:name="Tabelle13.D" style:family="table-column">
      <style:table-column-properties style:column-width="2.604cm"/>
    </style:style>
    <style:style style:name="Tabelle13.E" style:family="table-column">
      <style:table-column-properties style:column-width="1.884cm"/>
    </style:style>
    <style:style style:name="Tabelle13.F" style:family="table-column">
      <style:table-column-properties style:column-width="1.503cm"/>
    </style:style>
    <style:style style:name="Tabelle1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3.F1" style:family="table-cell">
      <style:table-cell-properties fo:background-color="#b2b2b2" fo:padding="0.097cm" fo:border="0.05pt solid #000000">
        <style:background-image/>
      </style:table-cell-properties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none" fo:border-top="none" fo:border-bottom="0.05pt solid #000000"/>
    </style:style>
    <style:style style:name="Tabelle13.C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none" fo:border-top="none" fo:border-bottom="0.05pt solid #000000"/>
    </style:style>
    <style:style style:name="Tabelle13.E2" style:family="table-cell">
      <style:table-cell-properties fo:padding="0.097cm" fo:border-left="0.05pt solid #000000" fo:border-right="none" fo:border-top="none" fo:border-bottom="0.05pt solid #000000"/>
    </style:style>
    <style:style style:name="Tabel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9.991cm" style:rel-column-width="38513*"/>
    </style:style>
    <style:style style:name="Tabelle14.B" style:family="table-column">
      <style:table-column-properties style:column-width="7.01cm" style:rel-column-width="27022*"/>
    </style:style>
    <style:style style:name="Tabelle14.A1" style:family="table-cell">
      <style:table-cell-properties fo:padding="0cm" fo:border="none"/>
    </style:style>
    <style:style style:name="Tabelle15" style:family="table">
      <style:table-properties style:width="7.197cm" table:align="left" style:writing-mode="lr-tb"/>
    </style:style>
    <style:style style:name="Tabelle15.A" style:family="table-column">
      <style:table-column-properties style:column-width="2.709cm"/>
    </style:style>
    <style:style style:name="Tabelle15.B" style:family="table-column">
      <style:table-column-properties style:column-width="2.688cm"/>
    </style:style>
    <style:style style:name="Tabelle15.C" style:family="table-column">
      <style:table-column-properties style:column-width="1.799cm"/>
    </style:style>
    <style:style style:name="Tabelle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C1" style:family="table-cell">
      <style:table-cell-properties fo:background-color="#b2b2b2" fo:padding="0.097cm" fo:border="0.05pt solid #000000">
        <style:background-image/>
      </style:table-cell-properties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6.498cm" table:align="left" style:writing-mode="lr-tb"/>
    </style:style>
    <style:style style:name="Tabelle16.A" style:family="table-column">
      <style:table-column-properties style:column-width="1.799cm"/>
    </style:style>
    <style:style style:name="Tabelle16.B" style:family="table-column">
      <style:table-column-properties style:column-width="2.498cm"/>
    </style:style>
    <style:style style:name="Tabelle16.C" style:family="table-column">
      <style:table-column-properties style:column-width="2.201cm"/>
    </style:style>
    <style:style style:name="Tabelle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6.C1" style:family="table-cell">
      <style:table-cell-properties fo:background-color="#b2b2b2" fo:padding="0.097cm" fo:border="0.05pt solid #000000">
        <style:background-image/>
      </style:table-cell-properties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7.197cm" table:align="left" style:writing-mode="lr-tb"/>
    </style:style>
    <style:style style:name="Tabelle15.A" style:family="table-column">
      <style:table-column-properties style:column-width="2.709cm"/>
    </style:style>
    <style:style style:name="Tabelle15.B" style:family="table-column">
      <style:table-column-properties style:column-width="2.688cm"/>
    </style:style>
    <style:style style:name="Tabelle15.C" style:family="table-column">
      <style:table-column-properties style:column-width="1.799cm"/>
    </style:style>
    <style:style style:name="Tabelle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C1" style:family="table-cell">
      <style:table-cell-properties fo:background-color="#b2b2b2" fo:padding="0.097cm" fo:border="0.05pt solid #000000">
        <style:background-image/>
      </style:table-cell-properties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6.498cm" table:align="left" style:writing-mode="lr-tb"/>
    </style:style>
    <style:style style:name="Tabelle16.A" style:family="table-column">
      <style:table-column-properties style:column-width="1.799cm"/>
    </style:style>
    <style:style style:name="Tabelle16.B" style:family="table-column">
      <style:table-column-properties style:column-width="2.498cm"/>
    </style:style>
    <style:style style:name="Tabelle16.C" style:family="table-column">
      <style:table-column-properties style:column-width="2.201cm"/>
    </style:style>
    <style:style style:name="Tabelle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6.C1" style:family="table-cell">
      <style:table-cell-properties fo:background-color="#b2b2b2" fo:padding="0.097cm" fo:border="0.05pt solid #000000">
        <style:background-image/>
      </style:table-cell-properties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2.594cm" table:align="left" style:writing-mode="lr-tb"/>
    </style:style>
    <style:style style:name="Tabelle17.A" style:family="table-column">
      <style:table-column-properties style:column-width="1.799cm"/>
    </style:style>
    <style:style style:name="Tabelle17.B" style:family="table-column">
      <style:table-column-properties style:column-width="2.498cm"/>
    </style:style>
    <style:style style:name="Tabelle17.C" style:family="table-column">
      <style:table-column-properties style:column-width="1.609cm"/>
    </style:style>
    <style:style style:name="Tabelle17.D" style:family="table-column">
      <style:table-column-properties style:column-width="1.503cm"/>
    </style:style>
    <style:style style:name="Tabelle17.E" style:family="table-column">
      <style:table-column-properties style:column-width="2.013cm"/>
    </style:style>
    <style:style style:name="Tabelle17.F" style:family="table-column">
      <style:table-column-properties style:column-width="3.173cm"/>
    </style:style>
    <style:style style:name="Tabelle1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7.F1" style:family="table-cell">
      <style:table-cell-properties fo:background-color="#b2b2b2" fo:padding="0.097cm" fo:border="0.05pt solid #000000">
        <style:background-image/>
      </style:table-cell-properties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none" fo:border-top="none" fo:border-bottom="0.05pt solid #000000"/>
    </style:style>
    <style:style style:name="Tabelle17.C2" style:family="table-cell">
      <style:table-cell-properties fo:padding="0.097cm" fo:border-left="0.05pt solid #000000" fo:border-right="none" fo:border-top="none" fo:border-bottom="0.05pt solid #000000"/>
    </style:style>
    <style:style style:name="Tabelle17.D2" style:family="table-cell">
      <style:table-cell-properties fo:padding="0.097cm" fo:border-left="0.05pt solid #000000" fo:border-right="none" fo:border-top="none" fo:border-bottom="0.05pt solid #000000"/>
    </style:style>
    <style:style style:name="Tabelle17.E2" style:family="table-cell">
      <style:table-cell-properties fo:padding="0.097cm" fo:border-left="0.05pt solid #000000" fo:border-right="none" fo:border-top="none" fo:border-bottom="0.05pt solid #000000"/>
    </style:style>
    <style:style style:name="Tabelle1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1" fo:font-weight="bold" officeooo:rsid="00330f69" officeooo:paragraph-rsid="00330f69" style:font-weight-asian="bold" style:font-weight-complex="bold"/>
    </style:style>
    <style:style style:name="P2" style:family="paragraph" style:parent-style-name="Table_20_Contents">
      <style:text-properties style:font-name="Liberation Serif1" fo:font-weight="bold" officeooo:rsid="006b80a9" officeooo:paragraph-rsid="00330f69" style:font-weight-asian="bold" style:font-weight-complex="bold"/>
    </style:style>
    <style:style style:name="P3" style:family="paragraph" style:parent-style-name="Table_20_Contents">
      <style:text-properties style:font-name="Liberation Serif1" fo:font-weight="bold" officeooo:rsid="003480e7" officeooo:paragraph-rsid="003480e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5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6" style:family="paragraph" style:parent-style-name="Table_20_Contents">
      <style:text-properties style:font-name="Liberation Serif1" officeooo:rsid="006b80a9" officeooo:paragraph-rsid="00330f69"/>
    </style:style>
    <style:style style:name="P7" style:family="paragraph" style:parent-style-name="Table_20_Contents">
      <loext:graphic-properties draw:fill="none" draw:fill-color="#ffffff"/>
      <style:paragraph-properties fo:background-color="transparent"/>
      <style:text-properties style:font-name="Liberation Serif1" officeooo:rsid="006b80a9" officeooo:paragraph-rsid="00330f69"/>
    </style:style>
    <style:style style:name="P8" style:family="paragraph" style:parent-style-name="Table_20_Contents">
      <style:text-properties style:font-name="Liberation Serif1" officeooo:rsid="006b80a9" officeooo:paragraph-rsid="003480e7"/>
    </style:style>
    <style:style style:name="P9" style:family="paragraph" style:parent-style-name="Table_20_Contents">
      <style:text-properties style:font-name="Liberation Serif1" officeooo:rsid="006b80a9" officeooo:paragraph-rsid="00362289"/>
    </style:style>
    <style:style style:name="P10" style:family="paragraph" style:parent-style-name="Table_20_Contents">
      <style:text-properties style:font-name="Liberation Serif1" officeooo:rsid="0072e0df" officeooo:paragraph-rsid="00330f69"/>
    </style:style>
    <style:style style:name="P11" style:family="paragraph" style:parent-style-name="Table_20_Contents">
      <style:text-properties style:font-name="Liberation Serif1" officeooo:rsid="007ac765" officeooo:paragraph-rsid="00330f69"/>
    </style:style>
    <style:style style:name="P12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6b80a9" officeooo:paragraph-rsid="00330f69" style:font-weight-asian="bold" style:font-weight-complex="bold"/>
    </style:style>
    <style:style style:name="P13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742a61" officeooo:paragraph-rsid="00330f69" style:font-weight-asian="bold" style:font-weight-complex="bold"/>
    </style:style>
    <style:style style:name="P14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3480e7" officeooo:paragraph-rsid="003480e7" style:font-weight-asian="bold" style:font-weight-complex="bold"/>
    </style:style>
    <style:style style:name="P15" style:family="paragraph" style:parent-style-name="Table_20_Contents">
      <style:text-properties style:font-name="Liberation Serif1" fo:font-weight="normal" officeooo:rsid="0075fe3c" officeooo:paragraph-rsid="00330f69" style:font-weight-asian="normal" style:font-weight-complex="normal"/>
    </style:style>
    <style:style style:name="P16" style:family="paragraph" style:parent-style-name="Table_20_Contents">
      <style:text-properties style:font-name="Liberation Serif1" fo:font-weight="normal" officeooo:rsid="006b80a9" officeooo:paragraph-rsid="00330f69" style:font-weight-asian="normal" style:font-weight-complex="normal"/>
    </style:style>
    <style:style style:name="P17" style:family="paragraph" style:parent-style-name="Table_20_Contents">
      <style:text-properties style:font-name="Liberation Serif1" fo:font-weight="normal" officeooo:rsid="006b80a9" officeooo:paragraph-rsid="003480e7" style:font-weight-asian="normal" style:font-weight-complex="normal"/>
    </style:style>
    <style:style style:name="P18" style:family="paragraph" style:parent-style-name="Table_20_Contents">
      <style:text-properties style:font-name="Liberation Serif1" officeooo:rsid="0075fe3c" officeooo:paragraph-rsid="00330f69"/>
    </style:style>
    <style:style style:name="P19" style:family="paragraph" style:parent-style-name="Table_20_Contents">
      <style:text-properties style:font-name="Liberation Serif1" officeooo:paragraph-rsid="00330f69"/>
    </style:style>
    <style:style style:name="P20" style:family="paragraph" style:parent-style-name="Table_20_Contents">
      <style:text-properties style:font-name="Liberation Serif1" style:text-underline-style="none" fo:font-weight="normal" officeooo:rsid="007055cf" officeooo:paragraph-rsid="00330f69" style:font-weight-asian="normal" style:font-weight-complex="normal"/>
    </style:style>
    <style:style style:name="P21" style:family="paragraph" style:parent-style-name="Table_20_Contents">
      <style:text-properties style:font-name="Liberation Serif1" style:text-underline-style="none" fo:font-weight="normal" officeooo:rsid="006b80a9" officeooo:paragraph-rsid="00330f69" style:font-weight-asian="normal" style:font-weight-complex="normal"/>
    </style:style>
    <style:style style:name="P22" style:family="paragraph" style:parent-style-name="Table_20_Contents">
      <style:text-properties style:font-name="Liberation Serif1" style:text-underline-style="none" fo:font-weight="normal" officeooo:rsid="006b80a9" officeooo:paragraph-rsid="0038fc0d" style:font-weight-asian="normal" style:font-weight-complex="normal"/>
    </style:style>
    <style:style style:name="P23" style:family="paragraph" style:parent-style-name="Table_20_Contents">
      <style:text-properties style:font-name="Liberation Serif1" style:text-underline-style="none" fo:font-weight="normal" officeooo:rsid="006b80a9" officeooo:paragraph-rsid="003480e7" style:font-weight-asian="normal" style:font-weight-complex="normal"/>
    </style:style>
    <style:style style:name="P24" style:family="paragraph" style:parent-style-name="Table_20_Contents">
      <style:text-properties style:font-name="Liberation Serif1" style:text-underline-style="none" fo:font-weight="normal" officeooo:rsid="003480e7" officeooo:paragraph-rsid="003480e7" style:font-weight-asian="normal" style:font-weight-complex="normal"/>
    </style:style>
    <style:style style:name="P25" style:family="paragraph" style:parent-style-name="Table_20_Contents">
      <style:text-properties style:font-name="Liberation Serif1" style:text-underline-style="none" fo:font-weight="normal" officeooo:rsid="003480e7" officeooo:paragraph-rsid="0038fc0d" style:font-weight-asian="normal" style:font-weight-complex="normal"/>
    </style:style>
    <style:style style:name="P26" style:family="paragraph" style:parent-style-name="Table_20_Contents">
      <style:text-properties style:font-name="Liberation Serif1" style:text-underline-style="none" fo:font-weight="normal" officeooo:rsid="00385a5d" officeooo:paragraph-rsid="0038fc0d" style:font-weight-asian="normal" style:font-weight-complex="normal"/>
    </style:style>
    <style:style style:name="P27" style:family="paragraph" style:parent-style-name="Table_20_Contents">
      <style:text-properties style:font-name="Liberation Serif1" style:text-underline-style="none" fo:font-weight="normal" officeooo:rsid="0038fc0d" officeooo:paragraph-rsid="0038fc0d" style:font-weight-asian="normal" style:font-weight-complex="normal"/>
    </style:style>
    <style:style style:name="P28" style:family="paragraph" style:parent-style-name="Table_20_Contents">
      <style:text-properties style:font-name="Liberation Serif1" style:text-underline-style="none" fo:font-weight="normal" officeooo:rsid="003b488b" officeooo:paragraph-rsid="003b488b" style:font-weight-asian="normal" style:font-weight-complex="normal"/>
    </style:style>
    <style:style style:name="P29" style:family="paragraph" style:parent-style-name="Table_20_Contents">
      <style:text-properties style:font-name="Liberation Serif1" officeooo:rsid="006cd5ce" officeooo:paragraph-rsid="00330f69"/>
    </style:style>
    <style:style style:name="P30" style:family="paragraph" style:parent-style-name="Table_20_Contents">
      <style:text-properties style:font-name="Liberation Serif1" officeooo:rsid="006cd5ce" officeooo:paragraph-rsid="00362289"/>
    </style:style>
    <style:style style:name="P31" style:family="paragraph" style:parent-style-name="Table_20_Contents">
      <style:text-properties style:font-name="Liberation Serif1" officeooo:rsid="0078683b" officeooo:paragraph-rsid="00330f69"/>
    </style:style>
    <style:style style:name="P32" style:family="paragraph" style:parent-style-name="Table_20_Contents">
      <style:text-properties style:font-name="Liberation Serif1" officeooo:rsid="00362289" officeooo:paragraph-rsid="00362289"/>
    </style:style>
    <style:style style:name="P33" style:family="paragraph" style:parent-style-name="Standard">
      <style:text-properties style:font-name="Liberation Serif1" fo:font-size="12pt" officeooo:rsid="006e63f7" officeooo:paragraph-rsid="00330f69" style:font-size-asian="12pt" style:font-size-complex="12pt"/>
    </style:style>
    <style:style style:name="P34" style:family="paragraph" style:parent-style-name="Standard">
      <style:text-properties style:font-name="Liberation Serif1" fo:font-size="12pt" officeooo:rsid="007015f0" officeooo:paragraph-rsid="00330f69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/>
      <style:text-properties style:font-name="Liberation Serif1" fo:font-size="12pt" officeooo:rsid="007015f0" officeooo:paragraph-rsid="00330f69" style:font-size-asian="12pt" style:font-size-complex="12pt"/>
    </style:style>
    <style:style style:name="P36" style:family="paragraph" style:parent-style-name="Standard">
      <style:text-properties style:font-name="Liberation Serif1" fo:font-size="12pt" officeooo:rsid="007015f0" officeooo:paragraph-rsid="003f451f" style:font-size-asian="12pt" style:font-size-complex="12pt"/>
    </style:style>
    <style:style style:name="P37" style:family="paragraph" style:parent-style-name="Standard">
      <style:text-properties style:font-name="Liberation Serif1" fo:font-size="12pt" officeooo:rsid="006b80a9" officeooo:paragraph-rsid="00330f69" style:font-size-asian="12pt" style:font-size-complex="12pt"/>
    </style:style>
    <style:style style:name="P38" style:family="paragraph" style:parent-style-name="Standard">
      <style:text-properties style:font-name="Liberation Serif1" fo:font-size="12pt" officeooo:rsid="006b80a9" officeooo:paragraph-rsid="003480e7" style:font-size-asian="12pt" style:font-size-complex="12pt"/>
    </style:style>
    <style:style style:name="P39" style:family="paragraph" style:parent-style-name="Standard">
      <style:text-properties style:font-name="Liberation Serif1" fo:font-size="12pt" officeooo:rsid="006b80a9" officeooo:paragraph-rsid="0038fc0d" style:font-size-asian="12pt" style:font-size-complex="12pt"/>
    </style:style>
    <style:style style:name="P40" style:family="paragraph" style:parent-style-name="Standard">
      <style:text-properties style:font-name="Liberation Serif1" fo:font-size="12pt" officeooo:rsid="006b80a9" officeooo:paragraph-rsid="003f451f" style:font-size-asian="12pt" style:font-size-complex="12pt"/>
    </style:style>
    <style:style style:name="P41" style:family="paragraph" style:parent-style-name="Standard">
      <style:text-properties style:font-name="Liberation Serif1" fo:font-size="12pt" officeooo:rsid="007055cf" officeooo:paragraph-rsid="00330f69" style:font-size-asian="12pt" style:font-size-complex="12pt"/>
    </style:style>
    <style:style style:name="P42" style:family="paragraph" style:parent-style-name="Standard">
      <style:text-properties style:font-name="Liberation Serif1" fo:font-size="12pt" officeooo:rsid="00742a61" officeooo:paragraph-rsid="00330f69" style:font-size-asian="12pt" style:font-size-complex="12pt"/>
    </style:style>
    <style:style style:name="P43" style:family="paragraph" style:parent-style-name="Standard">
      <style:text-properties style:font-name="Liberation Serif1" fo:font-size="12pt" officeooo:rsid="00742a61" officeooo:paragraph-rsid="00383709" style:font-size-asian="12pt" style:font-size-complex="12pt"/>
    </style:style>
    <style:style style:name="P44" style:family="paragraph" style:parent-style-name="Standard">
      <style:text-properties style:font-name="Liberation Serif1" fo:font-size="12pt" officeooo:rsid="0076adde" officeooo:paragraph-rsid="00330f69" style:font-size-asian="12pt" style:font-size-complex="12pt"/>
    </style:style>
    <style:style style:name="P45" style:family="paragraph" style:parent-style-name="Standard">
      <style:text-properties style:font-name="Liberation Serif1" fo:font-size="12pt" officeooo:rsid="00772816" officeooo:paragraph-rsid="00330f69" style:font-size-asian="12pt" style:font-size-complex="12pt"/>
    </style:style>
    <style:style style:name="P46" style:family="paragraph" style:parent-style-name="Standard">
      <style:text-properties style:font-name="Liberation Serif1" fo:font-size="12pt" officeooo:rsid="0078683b" officeooo:paragraph-rsid="00330f69" style:font-size-asian="12pt" style:font-size-complex="12pt"/>
    </style:style>
    <style:style style:name="P47" style:family="paragraph" style:parent-style-name="Standard">
      <style:text-properties style:font-name="Liberation Serif1" fo:font-size="12pt" officeooo:rsid="0078683b" officeooo:paragraph-rsid="0038fc0d" style:font-size-asian="12pt" style:font-size-complex="12pt"/>
    </style:style>
    <style:style style:name="P48" style:family="paragraph" style:parent-style-name="Standard">
      <style:paragraph-properties fo:margin-top="0cm" fo:margin-bottom="0.199cm" style:contextual-spacing="false"/>
      <style:text-properties style:font-name="Liberation Serif1" fo:font-size="12pt" officeooo:rsid="0078683b" officeooo:paragraph-rsid="00422b4c" style:font-size-asian="12pt" style:font-size-complex="12pt"/>
    </style:style>
    <style:style style:name="P49" style:family="paragraph" style:parent-style-name="Standard">
      <style:text-properties style:font-name="Liberation Serif1" fo:font-size="12pt" officeooo:rsid="00385a5d" officeooo:paragraph-rsid="0038fc0d" style:font-size-asian="12pt" style:font-size-complex="12pt"/>
    </style:style>
    <style:style style:name="P50" style:family="paragraph" style:parent-style-name="Standard">
      <style:text-properties style:font-name="Liberation Serif1" fo:font-size="12pt" officeooo:rsid="0038fc0d" officeooo:paragraph-rsid="0038fc0d" style:font-size-asian="12pt" style:font-size-complex="12pt"/>
    </style:style>
    <style:style style:name="P51" style:family="paragraph" style:parent-style-name="Standard">
      <style:text-properties style:font-name="Liberation Serif1" fo:font-size="12pt" fo:font-weight="bold" officeooo:rsid="0078683b" officeooo:paragraph-rsid="00330f69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Liberation Serif1" fo:font-size="12pt" fo:font-style="normal" fo:font-weight="bold" officeooo:rsid="00385a5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385a5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6b80a9" officeooo:paragraph-rsid="00330f69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6b80a9" officeooo:paragraph-rsid="003480e7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6b80a9" officeooo:paragraph-rsid="0038fc0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6cd5ce" officeooo:paragraph-rsid="00330f69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6cd5ce" officeooo:paragraph-rsid="00362289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text-properties style:font-name="Liberation Serif1" fo:font-size="14pt" fo:font-weight="bold" officeooo:rsid="007055cf" officeooo:paragraph-rsid="00330f69" style:font-size-asian="14pt" style:font-weight-asian="bold" style:font-size-complex="14pt" style:font-weight-complex="bold"/>
    </style:style>
    <style:style style:name="P60" style:family="paragraph" style:parent-style-name="Standard">
      <style:text-properties style:font-name="Liberation Serif1" fo:font-size="14pt" fo:font-weight="bold" officeooo:rsid="006e63f7" officeooo:paragraph-rsid="00362289" style:font-size-asian="14pt" style:font-weight-asian="bold" style:font-size-complex="14pt" style:font-weight-complex="bold"/>
    </style:style>
    <style:style style:name="P61" style:family="paragraph" style:parent-style-name="Standard">
      <style:text-properties style:font-name="Liberation Serif1" fo:font-size="14pt" fo:font-weight="bold" officeooo:rsid="0078683b" officeooo:paragraph-rsid="00330f69" style:font-size-asian="14pt" style:font-weight-asian="bold" style:font-size-complex="14pt" style:font-weight-complex="bold"/>
    </style:style>
    <style:style style:name="P62" style:family="paragraph" style:parent-style-name="Standard">
      <style:text-properties style:font-name="Liberation Serif1" fo:font-size="14pt" fo:font-weight="bold" officeooo:rsid="0078683b" officeooo:paragraph-rsid="0038fc0d" style:font-size-asian="14pt" style:font-weight-asian="bold" style:font-size-complex="14pt" style:font-weight-complex="bold"/>
    </style:style>
    <style:style style:name="P63" style:family="paragraph" style:parent-style-name="Standard">
      <style:text-properties style:font-name="Liberation Serif1" fo:font-size="14pt" officeooo:rsid="0078683b" officeooo:paragraph-rsid="00330f69" style:font-size-asian="14pt" style:font-size-complex="14pt"/>
    </style:style>
    <style:style style:name="P64" style:family="paragraph" style:parent-style-name="Standard">
      <style:text-properties style:font-name="Liberation Serif1" fo:font-size="14pt" officeooo:rsid="00742a61" officeooo:paragraph-rsid="00330f69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style:font-name="Liberation Serif1" fo:font-size="10pt" fo:font-weight="normal" officeooo:rsid="01e03e6a" officeooo:paragraph-rsid="00383709" style:font-size-asian="10pt" style:font-weight-asian="normal" style:font-size-complex="10pt" style:font-weight-complex="normal"/>
    </style:style>
    <style:style style:name="P66" style:family="paragraph" style:parent-style-name="Standard">
      <style:text-properties style:font-name="Liberation Serif1" fo:font-size="10pt" officeooo:rsid="00716333" officeooo:paragraph-rsid="00383709" style:font-size-asian="8.75pt" style:font-size-complex="10pt"/>
    </style:style>
    <style:style style:name="P67" style:family="paragraph" style:parent-style-name="Table_20_Contents">
      <style:text-properties style:use-window-font-color="true" loext:opacity="0%" style:font-name="Liberation Serif1" style:text-underline-style="none" fo:font-weight="normal" officeooo:rsid="00385a5d" officeooo:paragraph-rsid="00422b4c" style:font-weight-asian="normal" style:font-weight-complex="normal"/>
    </style:style>
    <style:style style:name="P68" style:family="paragraph" style:parent-style-name="Table_20_Contents">
      <style:text-properties style:use-window-font-color="true" loext:opacity="0%" style:font-name="Liberation Serif1" style:text-underline-style="none" fo:font-weight="normal" officeooo:rsid="0038fc0d" officeooo:paragraph-rsid="00422b4c" style:font-weight-asian="normal" style:font-weight-complex="normal"/>
    </style:style>
    <style:style style:name="P69" style:family="paragraph" style:parent-style-name="Standard" style:master-page-name="Standard">
      <style:paragraph-properties style:page-number="auto"/>
      <style:text-properties style:font-name="Liberation Serif1" fo:font-size="14pt" fo:font-weight="bold" officeooo:rsid="006e63f7" officeooo:paragraph-rsid="00330f69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38fc0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7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style:writing-mode="lr-tb"/>
      <style:text-properties style:font-name="Liberation Serif1"/>
    </style:style>
    <style:style style:name="P73" style:family="paragraph">
      <style:paragraph-properties fo:text-align="center"/>
    </style:style>
    <style:style style:name="T1" style:family="text">
      <style:text-properties officeooo:rsid="00330f69"/>
    </style:style>
    <style:style style:name="T2" style:family="text">
      <style:text-properties officeooo:rsid="00742a6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55cf" style:font-weight-asian="bold" style:font-weight-complex="bold"/>
    </style:style>
    <style:style style:name="T5" style:family="text">
      <style:text-properties fo:font-weight="bold" officeooo:rsid="003480e7" style:font-weight-asian="bold" style:font-weight-complex="bold"/>
    </style:style>
    <style:style style:name="T6" style:family="text">
      <style:text-properties fo:font-weight="bold" officeooo:rsid="0038fc0d" style:font-weight-asian="bold" style:font-weight-complex="bold"/>
    </style:style>
    <style:style style:name="T7" style:family="text">
      <style:text-properties fo:font-weight="bold" officeooo:rsid="003f451f" style:font-weight-asian="bold" style:font-weight-complex="bold"/>
    </style:style>
    <style:style style:name="T8" style:family="text">
      <style:text-properties officeooo:rsid="0072e0df"/>
    </style:style>
    <style:style style:name="T9" style:family="text">
      <style:text-properties officeooo:rsid="007ac765"/>
    </style:style>
    <style:style style:name="T10" style:family="text">
      <style:text-properties officeooo:rsid="0070c569"/>
    </style:style>
    <style:style style:name="T11" style:family="text">
      <style:text-properties officeooo:rsid="0076adde"/>
    </style:style>
    <style:style style:name="T12" style:family="text">
      <style:text-properties style:text-underline-style="none"/>
    </style:style>
    <style:style style:name="T13" style:family="text">
      <style:text-properties officeooo:rsid="003480e7"/>
    </style:style>
    <style:style style:name="T14" style:family="text">
      <style:text-properties officeooo:rsid="00362289"/>
    </style:style>
    <style:style style:name="T15" style:family="text">
      <style:text-properties officeooo:rsid="007015f0"/>
    </style:style>
    <style:style style:name="T16" style:family="text">
      <style:text-properties officeooo:rsid="00383709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840c47" style:font-style-asian="normal" style:font-style-complex="normal"/>
    </style:style>
    <style:style style:name="T20" style:family="text">
      <style:text-properties fo:font-style="normal" officeooo:rsid="00433024" style:font-style-asian="normal" style:font-style-complex="normal"/>
    </style:style>
    <style:style style:name="T21" style:family="text">
      <style:text-properties fo:font-style="normal" officeooo:rsid="004259cd" style:font-style-asian="normal" style:font-style-complex="normal"/>
    </style:style>
    <style:style style:name="T22" style:family="text">
      <style:text-properties fo:font-style="normal" officeooo:rsid="003fa25e" style:font-style-asian="normal" style:font-style-complex="normal"/>
    </style:style>
    <style:style style:name="T23" style:family="text">
      <style:text-properties fo:font-style="normal" officeooo:rsid="00383709" style:font-style-asian="normal" style:font-style-complex="normal"/>
    </style:style>
    <style:style style:name="T24" style:family="text">
      <style:text-properties officeooo:rsid="00385a5d"/>
    </style:style>
    <style:style style:name="T25" style:family="text">
      <style:text-properties officeooo:rsid="0038fc0d"/>
    </style:style>
    <style:style style:name="T26" style:family="text">
      <style:text-properties officeooo:rsid="003ae6e9"/>
    </style:style>
    <style:style style:name="T27" style:family="text">
      <style:text-properties officeooo:rsid="003cd900"/>
    </style:style>
    <style:style style:name="T28" style:family="text">
      <style:text-properties officeooo:rsid="003f451f"/>
    </style:style>
    <style:style style:name="T29" style:family="text">
      <style:text-properties officeooo:rsid="00415449"/>
    </style:style>
    <style:style style:name="T30" style:family="text">
      <style:text-properties officeooo:rsid="00422b4c"/>
    </style:style>
    <style:style style:name="T31" style:family="text">
      <style:text-properties officeooo:rsid="00441d2c"/>
    </style:style>
    <style:style style:name="T32" style:family="text">
      <style:text-properties style:font-name="Liberation Serif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Primärschlüssel</text:p>
      <text:p text:style-name="P33"/>
      <text:p text:style-name="P36"><text:span text:style-name="T2">Im bisherigen Datenbankentwurf des Online-Buchhandels </text:span>besteht noch <text:span text:style-name="T2">ein Problem: </text:span>die Daten <text:span text:style-name="T14">sind</text:span> <text:span text:style-name="T3">nicht immer eindeutig</text:span>. Zum Beispiel gibt es oft Menschen, die den gleichen Namen haben. Wenn z.B. zwei Personen mit dem Namen „Marco Schmitz“ den Online-Buchhandel nutzen, kann man aus der <text:span text:style-name="T14">T</text:span>abelle <text:span text:style-name="T14">der</text:span> Bestellungen nicht herleiten, welcher Marco Schmitz das Buch Momo bestellt hat. <text:span text:style-name="T28">Außerdem können Menschen ihren Namen </text:span><text:span text:style-name="T7">ändern</text:span><text:span text:style-name="T28"> (z.B. wenn sie heiraten), ebenso ihre Adresse. Auch bei einer solchen Veränderung könnte man dann nicht mehr nachvollziehen, wer die Bestellung getätigt hat.</text:span></text:p>
      <text:p text:style-name="P37"/>
      <text:p text:style-name="P54">Kunde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leLine2285818986320">
          <table:table-cell table:style-name="Tabelle2.A1" office:value-type="string">
            <text:p text:style-name="P6">Name</text:p>
          </table:table-cell>
          <table:table-cell table:style-name="Tabelle2.A1" office:value-type="string">
            <text:p text:style-name="P6">Emailadresse</text:p>
          </table:table-cell>
          <table:table-cell table:style-name="Tabelle2.A1" office:value-type="string">
            <text:p text:style-name="P6">Passwort</text:p>
          </table:table-cell>
          <table:table-cell table:style-name="Tabelle2.D1" office:value-type="string">
            <text:p text:style-name="P6">Kontonummer</text:p>
          </table:table-cell>
        </table:table-row>
        <table:table-row table:style-name="TableLine2285818984016">
          <table:table-cell table:style-name="Tabelle2.A3" office:value-type="string">
            <text:p text:style-name="P6"><draw:path text:anchor-type="paragraph" draw:z-index="2" draw:name="Form1" draw:style-name="gr3" draw:text-style-name="P73" svg:width="2.69cm" svg:height="2.257cm" draw:transform="skewX (-0.0822050077689329) rotate (0.77248272693269) translate (1.14838795113145cm 1.99992805996149cm)" svg:viewBox="0 0 2691 2258" svg:d="M0 2258c2334 3 2691-2258 2691-2258"><text:p/></draw:path>Marco Schmitz</text:p>
          </table:table-cell>
          <table:table-cell table:style-name="Tabelle2.B2" office:value-type="string">
            <text:p text:style-name="P6">mschmitz@web.de</text:p>
          </table:table-cell>
          <table:table-cell table:style-name="Tabelle2.C3" office:value-type="string">
            <text:p text:style-name="P6">12345</text:p>
          </table:table-cell>
          <table:table-cell table:style-name="Tabelle2.D2" office:value-type="string">
            <text:p text:style-name="P6">DE221011125456001</text:p>
          </table:table-cell>
        </table:table-row>
        <table:table-row table:style-name="TableLine2285519827936">
          <table:table-cell table:style-name="Tabelle2.A3" office:value-type="string">
            <text:p text:style-name="P10"><draw:path text:anchor-type="paragraph" draw:z-index="3" draw:name="Form1" draw:style-name="gr3" draw:text-style-name="P73" svg:width="1.771cm" svg:height="1.395cm" draw:transform="skewX (0.297927703315432) rotate (0.961501884923676) translate (1.95818819022704cm 1.65434453495002cm)" svg:viewBox="0 0 1772 1396" svg:d="M0 1396c1537 2 1772-1396 1772-1396"><text:p/></draw:path>Marco Schmitz</text:p>
          </table:table-cell>
          <table:table-cell table:style-name="Tabelle2.B3" office:value-type="string">
            <text:p text:style-name="P10">marco2000@gmail.com</text:p>
          </table:table-cell>
          <table:table-cell table:style-name="Tabelle2.C3" office:value-type="string">
            <text:p text:style-name="P11">qwerty</text:p>
          </table:table-cell>
          <table:table-cell table:style-name="Tabelle2.D3" office:value-type="string">
            <text:p text:style-name="P6">DE<text:span text:style-name="T8">342349204658431</text:span></text:p>
          </table:table-cell>
        </table:table-row>
      </table:table>
      <text:p text:style-name="P37"><draw:frame text:anchor-type="paragraph" draw:z-index="4" draw:name="Form2" draw:style-name="gr2" draw:text-style-name="P72" svg:width="0.657cm" svg:height="0.489cm" svg:x="3.59cm" svg:y="0.314cm"><draw:text-box><text:p><text:span text:style-name="T32">?</text:span></text:p></draw:text-box></draw:frame></text:p>
      <text:p text:style-name="P58">Bestellung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 table:style-name="TableLine2285707147888">
          <table:table-cell table:style-name="Tabelle11.A1" office:value-type="string">
            <text:p text:style-name="P9">Name</text:p>
          </table:table-cell>
          <table:table-cell table:style-name="Tabelle11.A1" office:value-type="string">
            <text:p text:style-name="P30"><text:span text:style-name="T15">T</text:span>itel</text:p>
          </table:table-cell>
          <table:table-cell table:style-name="Tabelle11.C1" office:value-type="string">
            <text:p text:style-name="P30">Anzahl</text:p>
          </table:table-cell>
        </table:table-row>
        <table:table-row table:style-name="TableLine2285707145296">
          <table:table-cell table:style-name="Tabelle11.A2" office:value-type="string">
            <text:p text:style-name="P9">Marco Schmitz</text:p>
          </table:table-cell>
          <table:table-cell table:style-name="Tabelle11.B2" office:value-type="string">
            <text:p text:style-name="P30">Momo</text:p>
          </table:table-cell>
          <table:table-cell table:style-name="Tabelle11.C2" office:value-type="string">
            <text:p text:style-name="P30">2</text:p>
          </table:table-cell>
        </table:table-row>
      </table:table>
      <text:p text:style-name="P60"/>
      <text:p text:style-name="P35"/>
      <text:p text:style-name="P36">Deswegen benötigt man in Datenbanken für jede <text:span text:style-name="T9">Entität</text:span> eine Information, die <text:span text:style-name="T3">eindeutig</text:span> ist, also nie zweimal vorkommt, <text:span text:style-name="T28">und die </text:span><text:span text:style-name="T5">nicht veränderlich</text:span><text:span text:style-name="T13"> ist. </text:span></text:p>
      <text:p text:style-name="P40"/>
      <text:p text:style-name="P36">Für die Entitäten der Kunden <text:span text:style-name="T28">wäre</text:span> zum Beispiel die Emailadresse <text:span text:style-name="T28">eindeutig</text:span>, denn es gibt jede Emailadresse nur einmal. Allerdings<text:span text:style-name="T28"> kann ein Kunde seine Emailadresse ändern. Dann könnte man frühere Bestellungen mit der alten Emailadresse nicht mehr dem Kunden zuordnen. </text:span></text:p>
      <text:p text:style-name="P36"><text:span text:style-name="T28">Stattdessen</text:span> <text:span text:style-name="T28">sollte</text:span> <text:span text:style-name="T13">man </text:span>eine eindeutige Kundennummer einführen.</text:p>
      <text:p text:style-name="P34"><text:span text:style-name="T28">F</text:span>ür Bücher ist der Titel nicht eindeutig. <text:span text:style-name="T14">Oft </text:span>gibt <text:span text:style-name="T14">es</text:span> unterschiedliche Ausgaben, <text:span text:style-name="T14">z.B.</text:span> <text:span text:style-name="T10">eine </text:span>gebunden<text:span text:style-name="T10">e</text:span> und <text:span text:style-name="T10">eine </text:span>als Taschenbuch. <text:span text:style-name="T14">D</text:span>ie ISBN <text:span text:style-name="T14">wäre stattdessen </text:span>eine eindeutige, <text:span text:style-name="T28">unveränderliche</text:span> Information.</text:p>
      <text:p text:style-name="P34"/>
      <text:p text:style-name="P34">Eine Spalte, die jede <text:span text:style-name="T9">Entität</text:span> eindeutig <text:span text:style-name="T28">und unveränderlich</text:span> kennzeichnet, nennt man in Datenbanken einen <text:span text:style-name="T3">Primärschlüssel</text:span>. Jede Tabelle <text:span text:style-name="T10">einer Datenbank</text:span> <text:span text:style-name="T10">sollte</text:span> einen Primärschlüssel <text:span text:style-name="T10">haben</text:span>. </text:p>
      <text:p text:style-name="P34">Die Überschrift dieser Spalte wird unterstrichen, um den Primärschlüssel zu kennzeichnen:</text:p>
      <text:p text:style-name="P37"/>
      <text:p text:style-name="P37"/>
      <text:p text:style-name="P54">Kunde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 table:style-name="TableLine2285707147024">
          <table:table-cell table:style-name="Tabelle7.A1" office:value-type="string">
            <text:p text:style-name="P14">KdNr</text:p>
          </table:table-cell>
          <table:table-cell table:style-name="Tabelle7.A1" office:value-type="string">
            <text:p text:style-name="P6">Name</text:p>
          </table:table-cell>
          <table:table-cell table:style-name="Tabelle7.A1" office:value-type="string">
            <text:p text:style-name="P21">Emailadresse</text:p>
          </table:table-cell>
          <table:table-cell table:style-name="Tabelle7.A1" office:value-type="string">
            <text:p text:style-name="P6">Passwort</text:p>
          </table:table-cell>
          <table:table-cell table:style-name="Tabelle7.E1" office:value-type="string">
            <text:p text:style-name="P6">Kontonummer</text:p>
          </table:table-cell>
        </table:table-row>
        <table:table-row table:style-name="TableLine2285816190432">
          <table:table-cell table:style-name="Tabelle7.A2" office:value-type="string">
            <text:p text:style-name="P3">1</text:p>
          </table:table-cell>
          <table:table-cell table:style-name="Tabelle7.B2" office:value-type="string">
            <text:p text:style-name="P6">Marco Schmitz</text:p>
          </table:table-cell>
          <table:table-cell table:style-name="Tabelle7.C2" office:value-type="string">
            <text:p text:style-name="P16">mschmitz@web.de</text:p>
          </table:table-cell>
          <table:table-cell table:style-name="Tabelle7.D2" office:value-type="string">
            <text:p text:style-name="P6">12345</text:p>
          </table:table-cell>
          <table:table-cell table:style-name="Tabelle7.E2" office:value-type="string">
            <text:p text:style-name="P6">DE221011125456001</text:p>
          </table:table-cell>
        </table:table-row>
        <table:table-row table:style-name="TableLine2285816188992">
          <table:table-cell table:style-name="Tabelle7.A3" office:value-type="string">
            <text:p text:style-name="P3">2</text:p>
          </table:table-cell>
          <table:table-cell table:style-name="Tabelle7.B3" office:value-type="string">
            <text:p text:style-name="P6">Kerstin Klein</text:p>
          </table:table-cell>
          <table:table-cell table:style-name="Tabelle7.C3" office:value-type="string">
            <text:p text:style-name="P16">kerstin2000@gmx.de</text:p>
          </table:table-cell>
          <table:table-cell table:style-name="Tabelle7.D3" office:value-type="string">
            <text:p text:style-name="P6">78910</text:p>
          </table:table-cell>
          <table:table-cell table:style-name="Tabelle7.E3" office:value-type="string">
            <text:p text:style-name="P6">DE517843928130101</text:p>
          </table:table-cell>
        </table:table-row>
      </table:table>
      <text:p text:style-name="P37"/>
      <text:p text:style-name="P54">Buch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 table:style-name="TableLine2285653890704">
          <table:table-cell table:style-name="Tabelle8.A1" office:value-type="string">
            <text:p text:style-name="P6">Titel</text:p>
          </table:table-cell>
          <table:table-cell table:style-name="Tabelle8.A1" office:value-type="string">
            <text:p text:style-name="P6">Autor</text:p>
          </table:table-cell>
          <table:table-cell table:style-name="Tabelle8.A1" office:value-type="string">
            <text:p text:style-name="P12">ISBN</text:p>
          </table:table-cell>
          <table:table-cell table:style-name="Tabelle8.A1" office:value-type="string">
            <text:p text:style-name="P6">Preis</text:p>
          </table:table-cell>
          <table:table-cell table:style-name="Tabelle8.E1" office:value-type="string">
            <text:p text:style-name="P6">Verfügbar</text:p>
          </table:table-cell>
        </table:table-row>
        <table:table-row table:style-name="TableLine2285653888688">
          <table:table-cell table:style-name="Tabelle8.A3" office:value-type="string">
            <text:p text:style-name="P32">Der kleine Hobbit</text:p>
          </table:table-cell>
          <table:table-cell table:style-name="Tabelle8.B2" office:value-type="string">
            <text:p text:style-name="P32">J.R.R. Tolkien</text:p>
          </table:table-cell>
          <table:table-cell table:style-name="Tabelle8.C3" office:value-type="string">
            <text:p text:style-name="P2">12-131-41516</text:p>
          </table:table-cell>
          <table:table-cell table:style-name="Tabelle8.D2" office:value-type="string">
            <text:p text:style-name="P6">1<text:span text:style-name="T14">0</text:span>,99</text:p>
          </table:table-cell>
          <table:table-cell table:style-name="Tabelle8.E2" office:value-type="string">
            <text:p text:style-name="P6">25</text:p>
          </table:table-cell>
        </table:table-row>
        <table:table-row table:style-name="TableLine2285819663264">
          <table:table-cell table:style-name="Tabelle8.A3" office:value-type="string">
            <text:p text:style-name="P6">Momo</text:p>
          </table:table-cell>
          <table:table-cell table:style-name="Tabelle8.B3" office:value-type="string">
            <text:p text:style-name="P6">Michael Ende</text:p>
          </table:table-cell>
          <table:table-cell table:style-name="Tabelle8.C3" office:value-type="string">
            <text:p text:style-name="P2">14-234-59608</text:p>
          </table:table-cell>
          <table:table-cell table:style-name="Tabelle8.D3" office:value-type="string">
            <text:p text:style-name="P6">24,99</text:p>
          </table:table-cell>
          <table:table-cell table:style-name="Tabelle8.E3" office:value-type="string">
            <text:p text:style-name="P6">15</text:p>
          </table:table-cell>
        </table:table-row>
      </table:table>
      <text:p text:style-name="P33"/>
      <text:p text:style-name="P64"><text:soft-page-break/><text:span text:style-name="T4">P</text:span><text:span text:style-name="T3">rimärschlüssel aus mehreren Spalten</text:span></text:p>
      <text:p text:style-name="P41"/>
      <table:table table:name="Tabelle9" table:style-name="Tabelle9">
        <table:table-column table:style-name="Tabelle9.A"/>
        <table:table-column table:style-name="Tabelle9.B"/>
        <table:table-column table:style-name="Tabelle9.C"/>
        <table:table-row table:style-name="TableLine2285819660096">
          <table:table-cell table:style-name="Tabelle9.A1" office:value-type="string">
            <text:p text:style-name="P43">In manchen Fällen bestehen Primärschlüssel aus mehreren Spalten. Im <text:span text:style-name="T16">abgebildeten</text:span> Beispiel <text:span text:style-name="T11">ist die Spalte „Name“ nicht eindeutig, </text:span><text:span text:style-name="T31">denn </text:span><text:span text:style-name="T11">es gibt zwei Personen mit dem Namen Marco Schmitz. Die Spalte „Geburtsdatum“ </text:span><text:span text:style-name="T31">ist</text:span><text:span text:style-name="T11"> ebenfalls nicht eindeutig, </text:span><text:span text:style-name="T31">denn </text:span><text:span text:style-name="T11">es gibt zwei Personen, die am</text:span></text:p>
          </table:table-cell>
          <table:table-cell table:style-name="Tabelle9.A1" office:value-type="string">
            <text:p text:style-name="P42"/>
          </table:table-cell>
          <table:table-cell table:style-name="Tabelle9.A1" office:value-type="string"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 table:style-name="TableLine2285819662976">
                <table:table-cell table:style-name="Tabelle10.A1" office:value-type="string">
                  <text:p text:style-name="P12">Name</text:p>
                </table:table-cell>
                <table:table-cell table:style-name="Tabelle10.A1" office:value-type="string">
                  <text:p text:style-name="P13">Geburtsdatum</text:p>
                </table:table-cell>
                <table:table-cell table:style-name="Tabelle10.C1" office:value-type="string">
                  <text:p text:style-name="P7">...</text:p>
                </table:table-cell>
              </table:table-row>
              <table:table-row table:style-name="TableLine2285653993520">
                <table:table-cell table:style-name="Tabelle10.A4" office:value-type="string">
                  <text:p text:style-name="P6">Marco Schmitz</text:p>
                </table:table-cell>
                <table:table-cell table:style-name="Tabelle10.B2" office:value-type="string">
                  <text:p text:style-name="P15">01.07.1964</text:p>
                </table:table-cell>
                <table:table-cell table:style-name="Tabelle10.C2" office:value-type="string">
                  <text:p text:style-name="P6">...</text:p>
                </table:table-cell>
              </table:table-row>
              <table:table-row table:style-name="TableLine2285653991216">
                <table:table-cell table:style-name="Tabelle10.A4" office:value-type="string">
                  <text:p text:style-name="P18">Marco Schmitz</text:p>
                </table:table-cell>
                <table:table-cell table:style-name="Tabelle10.B3" office:value-type="string">
                  <text:p text:style-name="P15">20.11.1988</text:p>
                </table:table-cell>
                <table:table-cell table:style-name="Tabelle10.C3" office:value-type="string">
                  <text:p text:style-name="P6">...</text:p>
                </table:table-cell>
              </table:table-row>
              <table:table-row table:style-name="TableLine2285653992656">
                <table:table-cell table:style-name="Tabelle10.A4" office:value-type="string">
                  <text:p text:style-name="P6">Kerstin Klein</text:p>
                </table:table-cell>
                <table:table-cell table:style-name="Tabelle10.B4" office:value-type="string">
                  <text:p text:style-name="P15">20.11.1988</text:p>
                </table:table-cell>
                <table:table-cell table:style-name="Tabelle10.C4" office:value-type="string">
                  <text:p text:style-name="P6">...</text:p>
                </table:table-cell>
              </table:table-row>
            </table:table>
            <text:p text:style-name="P19"/>
          </table:table-cell>
        </table:table-row>
      </table:table>
      <text:p text:style-name="P44">gleichen Tag Geburtstag haben. </text:p>
      <text:p text:style-name="P42"/>
      <text:p text:style-name="P44">Zusammen sind die Information aber eindeutig <text:span text:style-name="T9">(</text:span>wenn wir annehmen, dass keine zwei Menschen mit dem gleichen Namen auch noch am gleichen Tag Geburtstag haben<text:span text:style-name="T9">).</text:span></text:p>
      <text:p text:style-name="P42"/>
      <text:p text:style-name="P41"/>
      <text:p text:style-name="P59">Fremdschlüssel</text:p>
      <text:p text:style-name="P41"/>
      <text:p text:style-name="P41"><text:span text:style-name="T9">Der Beziehungstyp „Bestellung“ </text:span>verwendet <text:span text:style-name="T10">Daten aus den Primärschlüsseln der beiden Entitätstypen, nämlich die KdNr aus der Tabelle Kunde und die ISBN aus der Tabelle Buch.</text:span></text:p>
      <text:p text:style-name="P41">Wenn eine Tabelle Daten aus den Primärschlüssel-<text:span text:style-name="T10">Spalten</text:span> anderer Tabellen verwendet, <text:span text:style-name="T10">heißen diese Spalten </text:span><text:span text:style-name="T3">Fremdschlüssel</text:span>. </text:p>
      <text:p text:style-name="P41">Für die Tabelle „Bestellung“ sind die Spalten „<text:span text:style-name="T27">KdNr</text:span>“ und „ISBN“ also Fremdschlüssel.</text:p>
      <text:p text:style-name="P41"/>
      <text:p text:style-name="P55">Kunde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 table:style-name="TableLine2285818110432">
          <table:table-cell table:style-name="Tabelle4.A1" office:value-type="string">
            <text:p text:style-name="P14"><draw:line text:anchor-type="paragraph" draw:z-index="1" draw:name="Form3" draw:style-name="gr4" draw:text-style-name="P73" svg:x1="0.73cm" svg:y1="0.473cm" svg:x2="1.386cm" svg:y2="6.781cm"><text:p/></draw:line>KdNr</text:p>
          </table:table-cell>
          <table:table-cell table:style-name="Tabelle4.A1" office:value-type="string">
            <text:p text:style-name="P8">Name</text:p>
          </table:table-cell>
          <table:table-cell table:style-name="Tabelle4.A1" office:value-type="string">
            <text:p text:style-name="P23">Emailadresse</text:p>
          </table:table-cell>
          <table:table-cell table:style-name="Tabelle4.A1" office:value-type="string">
            <text:p text:style-name="P8">Passwort</text:p>
          </table:table-cell>
          <table:table-cell table:style-name="Tabelle4.E1" office:value-type="string">
            <text:p text:style-name="P8">Kontonummer</text:p>
          </table:table-cell>
        </table:table-row>
        <table:table-row table:style-name="TableLine2285818108704">
          <table:table-cell table:style-name="Tabelle4.A2" office:value-type="string">
            <text:p text:style-name="P3">1</text:p>
          </table:table-cell>
          <table:table-cell table:style-name="Tabelle4.B2" office:value-type="string">
            <text:p text:style-name="P8">Marco Schmitz</text:p>
          </table:table-cell>
          <table:table-cell table:style-name="Tabelle4.C2" office:value-type="string">
            <text:p text:style-name="P17">mschmitz@web.de</text:p>
          </table:table-cell>
          <table:table-cell table:style-name="Tabelle4.D2" office:value-type="string">
            <text:p text:style-name="P8">12345</text:p>
          </table:table-cell>
          <table:table-cell table:style-name="Tabelle4.E2" office:value-type="string">
            <text:p text:style-name="P8">DE221011125456001</text:p>
          </table:table-cell>
        </table:table-row>
        <table:table-row table:style-name="TableLine2285661370480">
          <table:table-cell table:style-name="Tabelle4.A3" office:value-type="string">
            <text:p text:style-name="P3">2</text:p>
          </table:table-cell>
          <table:table-cell table:style-name="Tabelle4.B3" office:value-type="string">
            <text:p text:style-name="P8">Kerstin Klein</text:p>
          </table:table-cell>
          <table:table-cell table:style-name="Tabelle4.C3" office:value-type="string">
            <text:p text:style-name="P17">kerstin2000@gmx.de</text:p>
          </table:table-cell>
          <table:table-cell table:style-name="Tabelle4.D3" office:value-type="string">
            <text:p text:style-name="P8">78910</text:p>
          </table:table-cell>
          <table:table-cell table:style-name="Tabelle4.E3" office:value-type="string">
            <text:p text:style-name="P8">DE517843928130101</text:p>
          </table:table-cell>
        </table:table-row>
      </table:table>
      <text:p text:style-name="P38"/>
      <text:p text:style-name="P54">Buch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 table:style-name="TableLine2285661371632">
          <table:table-cell table:style-name="Tabelle5.A1" office:value-type="string">
            <text:p text:style-name="P6"><draw:line text:anchor-type="paragraph" draw:z-index="0" draw:name="Form4" draw:style-name="gr4" draw:text-style-name="P73" svg:x1="10.086cm" svg:y1="0.51cm" svg:x2="3.884cm" svg:y2="3.516cm"><text:p/></draw:line>Titel</text:p>
          </table:table-cell>
          <table:table-cell table:style-name="Tabelle5.A1" office:value-type="string">
            <text:p text:style-name="P6">Autor</text:p>
          </table:table-cell>
          <table:table-cell table:style-name="Tabelle5.A1" office:value-type="string">
            <text:p text:style-name="P12">ISBN</text:p>
          </table:table-cell>
          <table:table-cell table:style-name="Tabelle5.A1" office:value-type="string">
            <text:p text:style-name="P6">Preis</text:p>
          </table:table-cell>
          <table:table-cell table:style-name="Tabelle5.E1" office:value-type="string">
            <text:p text:style-name="P6">Verfügbar</text:p>
          </table:table-cell>
        </table:table-row>
        <table:table-row table:style-name="TableLine2285700715792">
          <table:table-cell table:style-name="Tabelle5.A3" office:value-type="string">
            <text:p text:style-name="P32">Der kleine Hobbit</text:p>
          </table:table-cell>
          <table:table-cell table:style-name="Tabelle5.B2" office:value-type="string">
            <text:p text:style-name="P32">J.R.R. Tolkien</text:p>
          </table:table-cell>
          <table:table-cell table:style-name="Tabelle5.C3" office:value-type="string">
            <text:p text:style-name="P2">12-131-41516</text:p>
          </table:table-cell>
          <table:table-cell table:style-name="Tabelle5.D2" office:value-type="string">
            <text:p text:style-name="P6">1<text:span text:style-name="T14">0</text:span>,99</text:p>
          </table:table-cell>
          <table:table-cell table:style-name="Tabelle5.E2" office:value-type="string">
            <text:p text:style-name="P6">25</text:p>
          </table:table-cell>
        </table:table-row>
        <table:table-row table:style-name="TableLine2285700714928">
          <table:table-cell table:style-name="Tabelle5.A3" office:value-type="string">
            <text:p text:style-name="P6">Momo</text:p>
          </table:table-cell>
          <table:table-cell table:style-name="Tabelle5.B3" office:value-type="string">
            <text:p text:style-name="P6">Michael Ende</text:p>
          </table:table-cell>
          <table:table-cell table:style-name="Tabelle5.C3" office:value-type="string">
            <text:p text:style-name="P2">14-234-59608</text:p>
          </table:table-cell>
          <table:table-cell table:style-name="Tabelle5.D3" office:value-type="string">
            <text:p text:style-name="P6">24,99</text:p>
          </table:table-cell>
          <table:table-cell table:style-name="Tabelle5.E3" office:value-type="string">
            <text:p text:style-name="P6">15</text:p>
          </table:table-cell>
        </table:table-row>
      </table:table>
      <text:p text:style-name="P37"/>
      <text:p text:style-name="P57">Bestellung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leLine2285700716368">
          <table:table-cell table:style-name="Tabelle6.A1" office:value-type="string">
            <text:p text:style-name="P24">KdNr</text:p>
          </table:table-cell>
          <table:table-cell table:style-name="Tabelle6.A1" office:value-type="string">
            <text:p text:style-name="P20">ISBN</text:p>
          </table:table-cell>
          <table:table-cell table:style-name="Tabelle6.C1" office:value-type="string">
            <text:p text:style-name="P29">Anzahl</text:p>
          </table:table-cell>
        </table:table-row>
        <table:table-row table:style-name="TableLine2285658190496">
          <table:table-cell table:style-name="Tabelle6.A3" office:value-type="string">
            <text:p text:style-name="P24">1</text:p>
          </table:table-cell>
          <table:table-cell table:style-name="Tabelle6.B2" office:value-type="string">
            <text:p text:style-name="P21">14-234-59608</text:p>
          </table:table-cell>
          <table:table-cell table:style-name="Tabelle6.C2" office:value-type="string">
            <text:p text:style-name="P29">2</text:p>
          </table:table-cell>
        </table:table-row>
        <table:table-row table:style-name="TableLine2285658192224">
          <table:table-cell table:style-name="Tabelle6.A3" office:value-type="string">
            <text:p text:style-name="P24">2</text:p>
          </table:table-cell>
          <table:table-cell table:style-name="Tabelle6.B3" office:value-type="string">
            <text:p text:style-name="P21">12-131-41516</text:p>
          </table:table-cell>
          <table:table-cell table:style-name="Tabelle6.C3" office:value-type="string">
            <text:p text:style-name="P29">1</text:p>
          </table:table-cell>
        </table:table-row>
      </table:table>
      <text:p text:style-name="P33"/>
      <text:p text:style-name="P51"/>
      <text:p text:style-name="P61">Aufgabe 1</text:p>
      <text:p text:style-name="P42"/>
      <text:p text:style-name="P43">Fremdschlüssel <text:span text:style-name="T11">sind nicht immer auch</text:span><text:span text:style-name="T12"> Primärschlüssel</text:span>. </text:p>
      <text:p text:style-name="P43">Überlege, warum für die Tabelle Bestellung die Spalten Emailadresse und ISBN zusammen keinen Primärschlüssel darstellen. </text:p>
      <text:p text:style-name="P45">Wie könnte man die Tabelle „Bestellung“ um einen Primärschlüssel erweitern?</text:p>
      <text:p text:style-name="P45"/>
      <text:p text:style-name="P63"><text:soft-page-break/><text:span text:style-name="T3">Aufgabe </text:span><text:span text:style-name="T6">2</text:span></text:p>
      <text:p text:style-name="P46"/>
      <text:p text:style-name="P47">Die folgende Tabelle enthält den Wochenplan einer Sprachschule. </text:p>
      <text:p text:style-name="P47">Überlege, welche Spalten zusammen einen Datensatz eindeutig kennzeichnen und damit als Primärschlüssel in Frage kommen <text:span text:style-name="T25">(</text:span>ohne eine weitere Spalte hinzuzufügen<text:span text:style-name="T25">)</text:span>.</text:p>
      <text:p text:style-name="P46"/>
      <text:p text:style-name="P46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 table:style-name="TableLine2285658185888">
          <table:table-cell table:style-name="Tabelle3.A1" office:value-type="string">
            <text:p text:style-name="P31">KursNr</text:p>
          </table:table-cell>
          <table:table-cell table:style-name="Tabelle3.A1" office:value-type="string">
            <text:p text:style-name="P31">Kurs</text:p>
          </table:table-cell>
          <table:table-cell table:style-name="Tabelle3.A1" office:value-type="string">
            <text:p text:style-name="P31">Dozent</text:p>
          </table:table-cell>
          <table:table-cell table:style-name="Tabelle3.A1" office:value-type="string">
            <text:p text:style-name="P31">Tag</text:p>
          </table:table-cell>
          <table:table-cell table:style-name="Tabelle3.A1" office:value-type="string">
            <text:p text:style-name="P31">Zeit</text:p>
          </table:table-cell>
          <table:table-cell table:style-name="Tabelle3.F1" office:value-type="string">
            <text:p text:style-name="P31">Raum</text:p>
          </table:table-cell>
        </table:table-row>
        <table:table-row table:style-name="TableLine2285658186464">
          <table:table-cell table:style-name="Tabelle3.A8" office:value-type="string">
            <text:p text:style-name="P31">Frz_1</text:p>
          </table:table-cell>
          <table:table-cell table:style-name="Tabelle3.B8" office:value-type="string">
            <text:p text:style-name="P31">Französisch Basis</text:p>
          </table:table-cell>
          <table:table-cell table:style-name="Tabelle3.C2" office:value-type="string">
            <text:p text:style-name="P31">Le Clerc</text:p>
          </table:table-cell>
          <table:table-cell table:style-name="Tabelle3.D8" office:value-type="string">
            <text:p text:style-name="P31">Montag</text:p>
          </table:table-cell>
          <table:table-cell table:style-name="Tabelle3.E8" office:value-type="string">
            <text:p text:style-name="P31">19:00</text:p>
          </table:table-cell>
          <table:table-cell table:style-name="Tabelle3.F2" office:value-type="string">
            <text:p text:style-name="P31">E12</text:p>
          </table:table-cell>
        </table:table-row>
        <table:table-row table:style-name="TableLine2285658190784">
          <table:table-cell table:style-name="Tabelle3.A8" office:value-type="string">
            <text:p text:style-name="P31">Frz_1</text:p>
          </table:table-cell>
          <table:table-cell table:style-name="Tabelle3.B8" office:value-type="string">
            <text:p text:style-name="P31">Französisch Basis</text:p>
          </table:table-cell>
          <table:table-cell table:style-name="Tabelle3.C3" office:value-type="string">
            <text:p text:style-name="P31">Le Clerc</text:p>
          </table:table-cell>
          <table:table-cell table:style-name="Tabelle3.D8" office:value-type="string">
            <text:p text:style-name="P31">Donnerstag</text:p>
          </table:table-cell>
          <table:table-cell table:style-name="Tabelle3.E8" office:value-type="string">
            <text:p text:style-name="P31">17:00</text:p>
          </table:table-cell>
          <table:table-cell table:style-name="Tabelle3.F3" office:value-type="string">
            <text:p text:style-name="P31">C03</text:p>
          </table:table-cell>
        </table:table-row>
        <table:table-row table:style-name="TableLine2285807222992">
          <table:table-cell table:style-name="Tabelle3.A8" office:value-type="string">
            <text:p text:style-name="P31">Frz_2</text:p>
          </table:table-cell>
          <table:table-cell table:style-name="Tabelle3.B8" office:value-type="string">
            <text:p text:style-name="P31">Französisch Basis</text:p>
          </table:table-cell>
          <table:table-cell table:style-name="Tabelle3.C8" office:value-type="string">
            <text:p text:style-name="P31">Perignon</text:p>
          </table:table-cell>
          <table:table-cell table:style-name="Tabelle3.D8" office:value-type="string">
            <text:p text:style-name="P31">Montag</text:p>
          </table:table-cell>
          <table:table-cell table:style-name="Tabelle3.E8" office:value-type="string">
            <text:p text:style-name="P31">19:00</text:p>
          </table:table-cell>
          <table:table-cell table:style-name="Tabelle3.F8" office:value-type="string">
            <text:p text:style-name="P31">C03</text:p>
          </table:table-cell>
        </table:table-row>
        <table:table-row table:style-name="TableLine2285807219536">
          <table:table-cell table:style-name="Tabelle3.A8" office:value-type="string">
            <text:p text:style-name="P31">Frz_2</text:p>
          </table:table-cell>
          <table:table-cell table:style-name="Tabelle3.B8" office:value-type="string">
            <text:p text:style-name="P31">Französisch Basis</text:p>
          </table:table-cell>
          <table:table-cell table:style-name="Tabelle3.C8" office:value-type="string">
            <text:p text:style-name="P31">Perignon</text:p>
          </table:table-cell>
          <table:table-cell table:style-name="Tabelle3.D8" office:value-type="string">
            <text:p text:style-name="P31">Mittwoch</text:p>
          </table:table-cell>
          <table:table-cell table:style-name="Tabelle3.E8" office:value-type="string">
            <text:p text:style-name="P31">20:00</text:p>
          </table:table-cell>
          <table:table-cell table:style-name="Tabelle3.F8" office:value-type="string">
            <text:p text:style-name="P31">C03</text:p>
          </table:table-cell>
        </table:table-row>
        <table:table-row table:style-name="TableLine2285807221264">
          <table:table-cell table:style-name="Tabelle3.A8" office:value-type="string">
            <text:p text:style-name="P31">Frz_3</text:p>
          </table:table-cell>
          <table:table-cell table:style-name="Tabelle3.B8" office:value-type="string">
            <text:p text:style-name="P31">Französisch Aufbau</text:p>
          </table:table-cell>
          <table:table-cell table:style-name="Tabelle3.C8" office:value-type="string">
            <text:p text:style-name="P31">Le Clerc</text:p>
          </table:table-cell>
          <table:table-cell table:style-name="Tabelle3.D8" office:value-type="string">
            <text:p text:style-name="P31">Dienstag</text:p>
          </table:table-cell>
          <table:table-cell table:style-name="Tabelle3.E8" office:value-type="string">
            <text:p text:style-name="P31">18:00</text:p>
          </table:table-cell>
          <table:table-cell table:style-name="Tabelle3.F8" office:value-type="string">
            <text:p text:style-name="P31">B04</text:p>
          </table:table-cell>
        </table:table-row>
        <table:table-row table:style-name="TableLine2285807226448">
          <table:table-cell table:style-name="Tabelle3.A8" office:value-type="string">
            <text:p text:style-name="P31">Sp_1</text:p>
          </table:table-cell>
          <table:table-cell table:style-name="Tabelle3.B8" office:value-type="string">
            <text:p text:style-name="P31">Spanisch Basis</text:p>
          </table:table-cell>
          <table:table-cell table:style-name="Tabelle3.C8" office:value-type="string">
            <text:p text:style-name="P31">Marquez</text:p>
          </table:table-cell>
          <table:table-cell table:style-name="Tabelle3.D8" office:value-type="string">
            <text:p text:style-name="P31">Freitag</text:p>
          </table:table-cell>
          <table:table-cell table:style-name="Tabelle3.E8" office:value-type="string">
            <text:p text:style-name="P31">19:00</text:p>
          </table:table-cell>
          <table:table-cell table:style-name="Tabelle3.F8" office:value-type="string">
            <text:p text:style-name="P31">E12</text:p>
          </table:table-cell>
        </table:table-row>
        <table:table-row table:style-name="TableLine2285807221552">
          <table:table-cell table:style-name="Tabelle3.A8" office:value-type="string">
            <text:p text:style-name="P31">Sp_2</text:p>
          </table:table-cell>
          <table:table-cell table:style-name="Tabelle3.B8" office:value-type="string">
            <text:p text:style-name="P31">Spanisch Aufbau</text:p>
          </table:table-cell>
          <table:table-cell table:style-name="Tabelle3.C8" office:value-type="string">
            <text:p text:style-name="P31">Marquez</text:p>
          </table:table-cell>
          <table:table-cell table:style-name="Tabelle3.D8" office:value-type="string">
            <text:p text:style-name="P31">Dienstag</text:p>
          </table:table-cell>
          <table:table-cell table:style-name="Tabelle3.E8" office:value-type="string">
            <text:p text:style-name="P31">18:00</text:p>
          </table:table-cell>
          <table:table-cell table:style-name="Tabelle3.F8" office:value-type="string">
            <text:p text:style-name="P31">C03</text:p>
          </table:table-cell>
        </table:table-row>
      </table:table>
      <text:p text:style-name="P46"/>
      <text:p text:style-name="P45"/>
      <text:p text:style-name="P62">Aufgabe <text:span text:style-name="T25">3</text:span></text:p>
      <text:p text:style-name="P47"/>
      <text:p text:style-name="P49"><text:span text:style-name="T31">D</text:span>ie folgenden Entitäts- und Beziehungstabellen <text:span text:style-name="T25">gehören zur Datenbank einer Fluggesellschaft.</text:span></text:p>
      <text:p text:style-name="P50">Es ist jeweils ein Beispieldatensatz abgebildet.</text:p>
      <text:p text:style-name="P49"><text:span text:style-name="T25">B</text:span>estimme <text:span text:style-name="T26">für jede Tabelle</text:span> einen Primärschlüssel, <text:span text:style-name="T25">ohne weitere Spalten hinzuzufügen.</text:span></text:p>
      <text:p text:style-name="P49">Markiere außerdem, bei welchen Spalten es sich um Fremdschlüssel handelt.</text:p>
      <text:p text:style-name="P47"/>
      <text:p text:style-name="P56">Kunde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row table:style-name="TableLine2285807219824">
          <table:table-cell table:style-name="Tabelle12.A1" office:value-type="string">
            <text:p text:style-name="P25">KdNr</text:p>
          </table:table-cell>
          <table:table-cell table:style-name="Tabelle12.A1" office:value-type="string">
            <text:p text:style-name="P22">Name</text:p>
          </table:table-cell>
          <table:table-cell table:style-name="Tabelle12.A1" office:value-type="string">
            <text:p text:style-name="P22">Emailadresse</text:p>
          </table:table-cell>
          <table:table-cell table:style-name="Tabelle12.D1" office:value-type="string">
            <text:p text:style-name="P26">Adresse</text:p>
          </table:table-cell>
        </table:table-row>
        <table:table-row table:style-name="TableLine2285807223856">
          <table:table-cell table:style-name="Tabelle12.A2" office:value-type="string">
            <text:p text:style-name="P26">001</text:p>
          </table:table-cell>
          <table:table-cell table:style-name="Tabelle12.B2" office:value-type="string">
            <text:p text:style-name="P26">Jens Koch</text:p>
          </table:table-cell>
          <table:table-cell table:style-name="Tabelle12.C2" office:value-type="string">
            <text:p text:style-name="P22"><text:span text:style-name="T24">koch</text:span>@<text:span text:style-name="T24">yahoo.de</text:span></text:p>
          </table:table-cell>
          <table:table-cell table:style-name="Tabelle12.D2" office:value-type="string">
            <text:p text:style-name="P26">Stammstraße 10, 50823 Köln</text:p>
          </table:table-cell>
        </table:table-row>
      </table:table>
      <text:p text:style-name="P39"/>
      <text:p text:style-name="P53">Fluglinie</text:p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column table:style-name="Tabelle13.F"/>
        <table:table-row table:style-name="TableLine2285807222704">
          <table:table-cell table:style-name="Tabelle13.A1" office:value-type="string">
            <text:p text:style-name="P28">FlugNr</text:p>
          </table:table-cell>
          <table:table-cell table:style-name="Tabelle13.A1" office:value-type="string">
            <text:p text:style-name="P26">Start</text:p>
          </table:table-cell>
          <table:table-cell table:style-name="Tabelle13.A1" office:value-type="string">
            <text:p text:style-name="P26">Ziel</text:p>
          </table:table-cell>
          <table:table-cell table:style-name="Tabelle13.A1" office:value-type="string">
            <text:p text:style-name="P26">Wochentag<text:span text:style-name="T30">e</text:span></text:p>
          </table:table-cell>
          <table:table-cell table:style-name="Tabelle13.A1" office:value-type="string">
            <text:p text:style-name="P26">Startzeit</text:p>
          </table:table-cell>
          <table:table-cell table:style-name="Tabelle13.F1" office:value-type="string">
            <text:p text:style-name="P26">Dauer</text:p>
          </table:table-cell>
        </table:table-row>
        <table:table-row table:style-name="TableLine2285807226736">
          <table:table-cell table:style-name="Tabelle13.A2" office:value-type="string">
            <text:p text:style-name="P26">231</text:p>
          </table:table-cell>
          <table:table-cell table:style-name="Tabelle13.B2" office:value-type="string">
            <text:p text:style-name="P26">Frankfurt</text:p>
          </table:table-cell>
          <table:table-cell table:style-name="Tabelle13.C2" office:value-type="string">
            <text:p text:style-name="P26">Dubai</text:p>
          </table:table-cell>
          <table:table-cell table:style-name="Tabelle13.D2" office:value-type="string">
            <text:p text:style-name="P26">Mo, <text:span text:style-name="T30">Di, Do</text:span></text:p>
          </table:table-cell>
          <table:table-cell table:style-name="Tabelle13.E2" office:value-type="string">
            <text:p text:style-name="P26">12:00</text:p>
          </table:table-cell>
          <table:table-cell table:style-name="Tabelle13.F2" office:value-type="string">
            <text:p text:style-name="P26">4:30</text:p>
          </table:table-cell>
        </table:table-row>
      </table:table>
      <text:p text:style-name="P39"/>
      <table:table table:name="Tabelle14" table:style-name="Tabelle14">
        <table:table-column table:style-name="Tabelle14.A"/>
        <table:table-column table:style-name="Tabelle14.B"/>
        <table:table-row table:style-name="TableLine2285517268304">
          <table:table-cell table:style-name="Tabelle14.A1" office:value-type="string">
            <text:p text:style-name="P53">Flugzeug</text:p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 table:style-name="TableLine2285517263984">
                <table:table-cell table:style-name="Tabelle15.A1" office:value-type="string">
                  <text:p text:style-name="P26">FlugzeugNr</text:p>
                </table:table-cell>
                <table:table-cell table:style-name="Tabelle15.A1" office:value-type="string">
                  <text:p text:style-name="P26">Modell</text:p>
                </table:table-cell>
                <table:table-cell table:style-name="Tabelle15.C1" office:value-type="string">
                  <text:p text:style-name="P27">Plätze</text:p>
                </table:table-cell>
              </table:table-row>
              <table:table-row table:style-name="TableLine2285517262832">
                <table:table-cell table:style-name="Tabelle15.A2" office:value-type="string">
                  <text:p text:style-name="P26">A1123</text:p>
                </table:table-cell>
                <table:table-cell table:style-name="Tabelle15.B2" office:value-type="string">
                  <text:p text:style-name="P26">Airbus A30<text:span text:style-name="T25">0</text:span></text:p>
                </table:table-cell>
                <table:table-cell table:style-name="Tabelle15.C2" office:value-type="string">
                  <text:p text:style-name="P27">280</text:p>
                </table:table-cell>
              </table:table-row>
            </table:table>
            <text:p text:style-name="P52"/>
          </table:table-cell>
          <table:table-cell table:style-name="Tabelle14.A1" office:value-type="string">
            <text:p text:style-name="P53">Flug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 table:style-name="TableLine2285517268592">
                <table:table-cell table:style-name="Tabelle16.A1" office:value-type="string">
                  <text:p text:style-name="P26">FlugNr</text:p>
                </table:table-cell>
                <table:table-cell table:style-name="Tabelle16.A1" office:value-type="string">
                  <text:p text:style-name="P27">Datum</text:p>
                </table:table-cell>
                <table:table-cell table:style-name="Tabelle16.C1" office:value-type="string">
                  <text:p text:style-name="P27">Flugzeug</text:p>
                </table:table-cell>
              </table:table-row>
              <table:table-row table:style-name="TableLine2285517267152">
                <table:table-cell table:style-name="Tabelle16.A2" office:value-type="string">
                  <text:p text:style-name="P26">231</text:p>
                </table:table-cell>
                <table:table-cell table:style-name="Tabelle16.B2" office:value-type="string">
                  <text:p text:style-name="P27">04.08.2020</text:p>
                </table:table-cell>
                <table:table-cell table:style-name="Tabelle16.C2" office:value-type="string">
                  <text:p text:style-name="P27">A1123</text:p>
                </table:table-cell>
              </table:table-row>
            </table:table>
            <text:p text:style-name="P47"/>
          </table:table-cell>
        </table:table-row>
      </table:table>
      <text:p text:style-name="P39"/>
      <text:p text:style-name="P70">Buchung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column table:style-name="Tabelle17.F"/>
        <table:table-row table:style-name="TableLine2285517268016">
          <table:table-cell table:style-name="Tabelle17.A1" office:value-type="string">
            <text:p text:style-name="P67">FlugNr</text:p>
          </table:table-cell>
          <table:table-cell table:style-name="Tabelle17.A1" office:value-type="string">
            <text:p text:style-name="P68">Datum</text:p>
          </table:table-cell>
          <table:table-cell table:style-name="Tabelle17.A1" office:value-type="string">
            <text:p text:style-name="P68">KdNr</text:p>
          </table:table-cell>
          <table:table-cell table:style-name="Tabelle17.A1" office:value-type="string">
            <text:p text:style-name="P68">Platz</text:p>
          </table:table-cell>
          <table:table-cell table:style-name="Tabelle17.A1" office:value-type="string">
            <text:p text:style-name="P68">Preis</text:p>
          </table:table-cell>
          <table:table-cell table:style-name="Tabelle17.F1" office:value-type="string">
            <text:p text:style-name="P68">Zahlungsmittel</text:p>
          </table:table-cell>
        </table:table-row>
        <table:table-row table:style-name="TableLine2285647179088">
          <table:table-cell table:style-name="Tabelle17.A2" office:value-type="string">
            <text:p text:style-name="P67">231</text:p>
          </table:table-cell>
          <table:table-cell table:style-name="Tabelle17.B2" office:value-type="string">
            <text:p text:style-name="P68">04.08.2020</text:p>
          </table:table-cell>
          <table:table-cell table:style-name="Tabelle17.C2" office:value-type="string">
            <text:p text:style-name="P68">001</text:p>
          </table:table-cell>
          <table:table-cell table:style-name="Tabelle17.D2" office:value-type="string">
            <text:p text:style-name="P68">19</text:p>
          </table:table-cell>
          <table:table-cell table:style-name="Tabelle17.E2" office:value-type="string">
            <text:p text:style-name="P68">199,0<text:span text:style-name="T29">0</text:span></text:p>
          </table:table-cell>
          <table:table-cell table:style-name="Tabelle17.F2" office:value-type="string">
            <text:p text:style-name="P68">Kreditkarte</text:p>
          </table:table-cell>
        </table:table-row>
      </table:table>
      <text:p text:style-name="P48"/>
      <text:p text:style-name="P46"/>
      <text:p text:style-name="P66"><draw:frame text:anchor-type="paragraph" draw:z-index="5" draw:name="Form1" draw:style-name="gr1" draw:text-style-name="P71" svg:width="1.795cm" svg:height="0.63cm" svg:x="15.196cm" svg:y="0.242cm"><draw:image xlink:href="Pictures/10000000000000580000001F84D8045FF773DCF2.png" xlink:type="simple" xlink:show="embed" xlink:actuate="onLoad" draw:mime-type="image/png"><text:p/></draw:image></draw:frame></text:p>
      <text:p text:style-name="P65"><text:span text:style-name="T17">Autor: </text:span><text:span text:style-name="T18">Christian Pothmann – </text:span><text:a xlink:type="simple" xlink:href="https://cpothmann.de/" text:style-name="Internet_20_link" text:visited-style-name="Visited_20_Internet_20_Link"><text:span text:style-name="T18">c</text:span></text:a><text:a xlink:type="simple" xlink:href="https://cpothmann.de/" text:style-name="Internet_20_link" text:visited-style-name="Visited_20_Internet_20_Link"><text:span text:style-name="T19">pothmann.de</text:span></text:a><text:span text:style-name="T19">, </text:span><text:span text:style-name="T20">f</text:span><text:span text:style-name="T18">reigegeben unter </text:span><text:a xlink:type="simple" xlink:href="https://creativecommons.org/licenses/by-nc-sa/4.0/" text:style-name="Internet_20_link" text:visited-style-name="Visited_20_Internet_20_Link"><text:span text:style-name="T18">CC BY-NC-SA 4.0</text:span></text:a><text:span text:style-name="T18">, </text:span><text:span text:style-name="T21">Ju</text:span><text:span text:style-name="T23">l</text:span><text:span text:style-name="T21">i</text:span><text:span text:style-name="T22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330f69" officeooo:paragraph-rsid="00330f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285700670880">
            <table:table-cell table:style-name="Tabelle1.A1" office:value-type="string">
              <text:p text:style-name="MP1">Primär- und Fremdschlüssel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6-15T16:01:24.094000000</dc:date>
    <meta:editing-duration>PT5H28M35S</meta:editing-duration>
    <meta:editing-cycles>47</meta:editing-cycles>
    <meta:generator>LibreOffice/7.3.3.2$Windows_X86_64 LibreOffice_project/d1d0ea68f081ee2800a922cac8f79445e4603348</meta:generator>
    <meta:document-statistic meta:table-count="17" meta:image-count="0" meta:object-count="0" meta:page-count="3" meta:paragraph-count="235" meta:word-count="696" meta:character-count="4918" meta:non-whitespace-character-count="4447"/>
  </office:meta>
</office:document-meta>
</file>